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Frequenz [min-1]</text:p>
          </table:table-cell>
          <table:table-cell office:value-type="string" table:style-name="ce1">
            <text:p>Zeit [s]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9.79999999999995" table:style-name="ce1">
            <text:p>589,8</text:p>
          </table:table-cell>
          <table:table-cell office:value-type="float" office:value="17.309999999999999" table:style-name="ce1">
            <text:p>17,3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4.4" table:style-name="ce1">
            <text:p>534,4</text:p>
          </table:table-cell>
          <table:table-cell office:value-type="float" office:value="19.239999999999998" table:style-name="ce1">
            <text:p>19,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6.6" table:style-name="ce1">
            <text:p>486,6</text:p>
          </table:table-cell>
          <table:table-cell office:value-type="float" office:value="21.24" table:style-name="ce1">
            <text:p>21,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6.8" table:style-name="ce1">
            <text:p>436,8</text:p>
          </table:table-cell>
          <table:table-cell office:value-type="float" office:value="23.78" table:style-name="ce1">
            <text:p>23,7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4.6" table:style-name="ce1">
            <text:p>404,6</text:p>
          </table:table-cell>
          <table:table-cell office:value-type="float" office:value="25.5" table:style-name="ce2">
            <text:p>25,5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8.7" table:style-name="ce1">
            <text:p>378,7</text:p>
          </table:table-cell>
          <table:table-cell office:value-type="float" office:value="27.17" table:style-name="ce1">
            <text:p>27,1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8.6" table:style-name="ce1">
            <text:p>338,6</text:p>
          </table:table-cell>
          <table:table-cell office:value-type="float" office:value="29.93" table:style-name="ce1">
            <text:p>29,9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50.9" table:style-name="ce1">
            <text:p>450,9</text:p>
          </table:table-cell>
          <table:table-cell office:value-type="float" office:value="22.32" table:style-name="ce1">
            <text:p>22,3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6.8" table:style-name="ce1">
            <text:p>356,8</text:p>
          </table:table-cell>
          <table:table-cell office:value-type="float" office:value="28.26" table:style-name="ce1">
            <text:p>28,2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4.79999999999995" table:style-name="ce1">
            <text:p>554,8</text:p>
          </table:table-cell>
          <table:table-cell office:value-type="float" office:value="18.18" table:style-name="ce1">
            <text:p>18,1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2-01T13:04:45Z</meta:creation-date>
    <dc:date>2019-12-01T13:07:13Z</dc:date>
  </office:meta>
</office:document-meta>
</file>